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bject :</text:p>
      <text:p text:style-name="Standard"/>
      <text:p text:style-name="Standard">Request of information for international shipping of permanent magnets</text:p>
      <text:p text:style-name="Standard"/>
      <text:p text:style-name="Standard">Message :</text:p>
      <text:p text:style-name="Standard"/>
      <text:p text:style-name="Standard">Hello,</text:p>
      <text:p text:style-name="Standard"/>
      <text:p text:style-name="Standard">Do you ship your permanent magnets internationally please ?</text:p>
      <text:p text:style-name="Standard"/>
      <text:p text:style-name="Standard">Kind regards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36S</meta:editing-duration>
    <meta:editing-cycles>5</meta:editing-cycles>
    <meta:generator>OpenOffice/4.1.13$Win32 OpenOffice.org_project/4113m1$Build-9810</meta:generator>
    <dc:date>2022-08-01T18:34:41.83</dc:date>
    <meta:document-statistic meta:table-count="0" meta:image-count="0" meta:object-count="0" meta:page-count="1" meta:paragraph-count="6" meta:word-count="25" meta:character-count="166"/>
    <meta:user-defined meta:name="Info 1"/>
    <meta:user-defined meta:name="Info 2"/>
    <meta:user-defined meta:name="Info 3"/>
    <meta:user-defined meta:name="Info 4"/>
  </office:meta>
</office:document-meta>
</file>